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Note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draw:style-name="gr1" svg:width="0.0004in" svg:height="0.0004in" svg:x="0in" svg:y="0in">
            <text:p/>
          </draw:rect>
          <draw:rect draw:z-index="1" draw:name="Comment 1" draw:style-name="gr1" svg:width="0.0004in" svg:height="0.0004in" svg:x="0in" svg:y="0in">
            <text:p/>
          </draw:rect>
          <draw:rect draw:z-index="2" draw:name="Comment 2" draw:style-name="gr1" svg:width="0.0004in" svg:height="0.0004in" svg:x="0in" svg:y="0in">
            <text:p/>
          </draw:rect>
          <draw:rect draw:z-index="3" draw:name="Comment 8" draw:style-name="gr1" svg:width="0.0004in" svg:height="0.0004in" svg:x="0in" svg:y="0in">
            <text:p/>
          </draw:rect>
          <draw:rect draw:z-index="4" draw:name="Comment 9" draw:style-name="gr1" svg:width="0.0004in" svg:height="0.0004in" svg:x="0in" svg:y="0in">
            <text:p/>
          </draw:rect>
          <draw:rect draw:z-index="5" draw:name="Comment 6" draw:style-name="gr1" svg:width="0.0004in" svg:height="0.0004in" svg:x="0in" svg:y="0in">
            <text:p/>
          </draw:rect>
          <draw:rect draw:z-index="6" draw:name="Comment 10" draw:style-name="gr1" svg:width="0.0004in" svg:height="0.0004in" svg:x="0in" svg:y="0in">
            <text:p/>
          </draw:rect>
          <draw:rect draw:z-index="7" draw:name="Comment 11" draw:style-name="gr1" svg:width="0.0004in" svg:height="0.0004in" svg:x="0in" svg:y="0in">
            <text:p/>
          </draw:rect>
          <draw:rect draw:z-index="8" draw:name="Comment 12" draw:style-name="gr1" svg:width="0.0004in" svg:height="0.0004in" svg:x="0in" svg:y="0in">
            <text:p/>
          </draw:rect>
          <draw:rect draw:z-index="9" draw:name="Comment 13" draw:style-name="gr1" svg:width="0.0004in" svg:height="0.0004in" svg:x="0in" svg:y="0in">
            <text:p/>
          </draw:rect>
          <draw:frame draw:z-index="17" draw:style-name="gr2" draw:text-style-name="P1" svg:width="6.3224in" svg:height="3.5417in" svg:x="0.052in" svg:y="1.8854in">
            <draw:object draw:notify-on-update-of-ranges="Tareas.D2:Tareas.E2 Tareas.D6:Tareas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8" draw:style-name="gr2" draw:text-style-name="P1" svg:width="6.2988in" svg:height="3.5429in" svg:x="6.9661in" svg:y="1.9248in">
            <draw:object draw:notify-on-update-of-ranges="Tareas.E2:Tareas.F2 Tareas.E6:Tareas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9" draw:style-name="gr2" draw:text-style-name="P1" svg:width="6.2988in" svg:height="3.5429in" svg:x="0.1252in" svg:y="6.2787in">
            <draw:object draw:notify-on-update-of-ranges="Tareas.D2:Tareas.E2 Tareas.D5:Tareas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0" draw:style-name="gr2" draw:text-style-name="P1" svg:width="6.2988in" svg:height="3.5429in" svg:x="6.9866in" svg:y="6.2791in">
            <draw:object draw:notify-on-update-of-ranges="Tareas.E2:Tareas.F2 Tareas.E5:Tareas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3" table:default-cell-style-name="ce13"/>
        <table:table-column table:style-name="co5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12" calcext:value-type="float">
            <office:annotation draw:style-name="gr3" draw:text-style-name="P3" svg:width="1.0835in" svg:height="0.7189in" svg:x="3.6402in" svg:y="0.0102in" draw:caption-point-x="-0.4831in" draw:caption-point-y="-0.0063in">
              <dc:date>2021-06-19T00:00:00</dc:date>
              <text:p text:style-name="P2"><text:span text:style-name="T1">Number of available CPUs in the test machine</text:span></text:p>
            </office:annotation>
            <text:p>12</text:p>
          </table:table-cell>
          <table:table-cell table:style-name="ce27" office:value-type="string" calcext:value-type="string" table:number-columns-spanned="3" table:number-rows-spanned="1">
            <text:p>optimizations</text:p>
          </table:table-cell>
          <table:covered-table-cell table:number-columns-repeated="2" table:style-name="ce3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3" draw:text-style-name="P3" svg:width="1.0835in" svg:height="0.7189in" svg:x="3.3067in" svg:y="0.0382in" draw:caption-point-x="-0.1496in" draw:caption-point-y="0.174in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4" draw:text-style-name="P3" svg:width="1.1413in" svg:height="0.7083in" svg:x="4.1795in" svg:y="0in" draw:caption-point-x="-0.2398in" draw:caption-point-y="0.2122in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4" draw:text-style-name="P3" svg:width="1.1413in" svg:height="0.7083in" svg:x="4.9622in" svg:y="0in" draw:caption-point-x="-0.2398in" draw:caption-point-y="0.2122in">
              <dc:date>2021-06-19T00:00:00</dc:date>
              <text:p text:style-name="P2"><text:span text:style-name="T3">Concurrent version (Pthread)</text:span></text:p>
            </office:annotation>
            <text:p>pthread</text:p>
          </table:table-cell>
          <table:table-cell table:style-name="ce6" office:value-type="string" calcext:value-type="string">
            <office:annotation draw:style-name="gr5" draw:text-style-name="P3" svg:width="1.1413in" svg:height="1.1965in" svg:x="5.7449in" svg:y="0in" draw:caption-point-x="-0.2398in" draw:caption-point-y="0.2122in">
              <dc:date>2021-06-19T00:00:00</dc:date>
              <text:p text:style-name="P2"><text:span text:style-name="T3">Dynamic mapping of numbers (leave empty if you skipped this version)</text:span></text:p>
            </office:annotation>
            <text:p>omp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6" draw:text-style-name="P3" svg:width="1.1413in" svg:height="0.824in" svg:x="1.6776in" svg:y="0.0343in" draw:caption-point-x="-0.2398in" draw:caption-point-y="0.5949in">
              <dc:date>2021-06-19T00:00:00</dc:date>
              <text:p text:style-name="P2"><text:span text:style-name="T3">Type the test case used to measure the performance</text:span></text:p>
            </office:annotation>
            <text:p>input000</text:p>
          </table:table-cell>
          <table:table-cell table:style-name="ce7" office:value-type="string" calcext:value-type="string">
            <text:p>Duration</text:p>
          </table:table-cell>
          <table:table-cell table:style-name="ce21" office:value-type="float" office:value="84.042119642" calcext:value-type="float">
            <text:p>84.042119642</text:p>
          </table:table-cell>
          <table:table-cell table:style-name="ce21" office:value-type="float" office:value="65.305334635" calcext:value-type="float">
            <text:p>65.305334635</text:p>
          </table:table-cell>
          <table:table-cell table:style-name="ce21" office:value-type="float" office:value="10.166827229" calcext:value-type="float">
            <text:p>10.166827229</text:p>
          </table:table-cell>
          <table:table-cell table:style-name="ce21" office:value-type="float" office:value="9.67637771" calcext:value-type="float">
            <text:p>9.67637771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3" draw:text-style-name="P3" svg:width="1.0835in" svg:height="0.7189in" svg:x="3.6402in" svg:y="0.552in" draw:caption-point-x="-0.4831in" draw:caption-point-y="0.2854in">
              <dc:date>2021-06-19T00:00:00</dc:date>
              <text:p text:style-name="P2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C4]/[.D4]" office:value-type="float" office:value="1.28691048153604" calcext:value-type="float">
            <text:p>1.29</text:p>
          </table:table-cell>
          <table:table-cell table:style-name="ce10" table:formula="of:=[.C4]/[.E4]" office:value-type="float" office:value="8.26630744764474" calcext:value-type="float">
            <text:p>8.27</text:p>
          </table:table-cell>
          <table:table-cell table:style-name="ce10" table:formula="of:=[.C4]/[.F4]" office:value-type="float" office:value="8.68528721808236" calcext:value-type="float">
            <text:p>8.69</text:p>
          </table:table-cell>
          <table:table-cell table:number-columns-repeated="1010"/>
        </table:table-row>
        <table:table-row table:style-name="ro1">
          <table:table-cell table:style-name="ce15" office:value-type="float" office:value="3" calcext:value-type="float">
            <office:annotation draw:style-name="gr5" draw:text-style-name="P3" svg:width="1.1413in" svg:height="1.1965in" svg:x="1.6776in" svg:y="0.4508in" draw:caption-point-x="-0.2398in" draw:caption-point-y="0.5949in">
              <dc:date>2021-06-19T00:00:00</dc:date>
              <text:p text:style-name="P2"><text:span text:style-name="T3">Type here the input size of the test case used to measure performance.</text:span></text:p>
            </office:annotation>
            <text:p>3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5]/[.C3]" office:value-type="float" office:value="1" calcext:value-type="float">
            <office:annotation draw:style-name="gr3" draw:text-style-name="P3" svg:width="1.0835in" svg:height="0.7189in" svg:x="3.6402in" svg:y="0.7602in" draw:caption-point-x="-0.4831in" draw:caption-point-y="0.2854in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1.28691048153604" calcext:value-type="float">
            <text:p>1.29</text:p>
          </table:table-cell>
          <table:table-cell table:style-name="ce10" table:formula="of:=[.E5]/[.E3]" office:value-type="float" office:value="0.688858953970395" calcext:value-type="float">
            <text:p>0.69</text:p>
          </table:table-cell>
          <table:table-cell table:style-name="ce10" table:formula="of:=[.F5]/[.F3]" office:value-type="float" office:value="0.723773934840196" calcext:value-type="float">
            <text:p>0.72</text:p>
          </table:table-cell>
          <table:table-cell table:number-columns-repeated="1010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Efficiency</text:p>
          </table:table-cell>
          <table:table-cell table:number-columns-repeated="1015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 table:number-columns-repeated="2"/>
          <table:table-cell table:style-name="ce23"/>
          <table:table-cell table:number-columns-repeated="1013"/>
        </table:table-row>
        <table:table-row table:style-name="ro1" table:number-rows-repeated="16">
          <table:table-cell table:number-columns-repeated="1016"/>
        </table:table-row>
        <table:table-row table:style-name="ro1">
          <table:table-cell office:value-type="string" calcext:value-type="string">
            <text:p>Speed up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currency-style style:name="N10114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7:54:01.972873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06-11T10:24:21Z</meta:creation-date>
    <dc:date>2023-12-03T21:42:18.859443230</dc:date>
    <meta:editing-cycles>24</meta:editing-cycles>
    <meta:editing-duration>PT8H18M22S</meta:editing-duration>
    <meta:document-statistic meta:table-count="1" meta:cell-count="34" meta:object-count="1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6cm" svg:height="8.997cm" xlink:href=".." xlink:type="simple" chart:class="chart:bar" chart:style-name="ch1">
        <chart:title svg:x="5.314cm" svg:y="0.315cm" chart:style-name="ch2">
          <text:p>Efficiency to serial version</text:p>
        </chart:title>
        <chart:plot-area chart:style-name="ch3" table:cell-range-address="Tareas.D2:Tareas.E2 Tareas.D6:Tareas.E6" chart:data-source-has-labels="row" svg:x="0.289cm" svg:y="0.177cm" svg:width="12.955cm" svg:height="8.638cm">
          <chart:coordinate-region svg:x="1.201cm" svg:y="0.377cm" svg:width="12.043cm" svg:height="7.791cm"/>
          <chart:axis chart:dimension="x" chart:name="primary-x" chart:style-name="ch4" chartooo:axis-type="auto">
            <chartooo:date-scale/>
            <chart:categories table:cell-range-address="Tareas.D2:Tareas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6:Tareas.E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E2</svg:desc>
                </draw:g>
              </table:table-cell>
              <table:table-cell office:value-type="string">
                <text:p>pthread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.28691048153604">
                <text:p>1.28691048153604</text:p>
                <draw:g>
                  <svg:desc>Tareas.D6:Tareas.E6</svg:desc>
                </draw:g>
              </table:table-cell>
              <table:table-cell office:value-type="float" office:value="0.688858953970395">
                <text:p>0.688858953970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6cm" chart:style-name="ch2">
          <text:p>Efficiency to serial version</text:p>
        </chart:title>
        <chart:plot-area chart:style-name="ch3" table:cell-range-address="Tareas.E2:Tareas.F2 Tareas.E6:Tareas.F6" chart:data-source-has-labels="row" svg:x="0.32cm" svg:y="1.275cm" svg:width="15.36cm" svg:height="7.545cm">
          <chart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Tareas.E2:Tareas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E6:Tareas.F6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</text:p>
                <draw:g>
                  <svg:desc>Tareas.E2:Tareas.F2</svg:desc>
                </draw:g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688858953970395">
                <text:p>0.688858953970395</text:p>
                <draw:g>
                  <svg:desc>Tareas.E6:Tareas.F6</svg:desc>
                </draw:g>
              </table:table-cell>
              <table:table-cell office:value-type="float" office:value="0.723773934840196">
                <text:p>0.72377393484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Speed up to serial version</text:p>
        </chart:title>
        <chart:plot-area chart:style-name="ch3" table:cell-range-address="Tareas.D2:Tareas.E2 Tareas.D5:Tareas.E5" chart:data-source-has-labels="row" svg:x="0.32cm" svg:y="1.275cm" svg:width="15.36cm" svg:height="7.545cm">
          <chart:coordinate-region svg:x="1.232cm" svg:y="1.474cm" svg:width="14.448cm" svg:height="6.699cm"/>
          <chart:axis chart:dimension="x" chart:name="primary-x" chart:style-name="ch4" chartooo:axis-type="auto">
            <chartooo:date-scale/>
            <chart:categories table:cell-range-address="Tareas.D2:Tareas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5:Tareas.E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E2</svg:desc>
                </draw:g>
              </table:table-cell>
              <table:table-cell office:value-type="string">
                <text:p>pthread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28691048153604">
                <text:p>1.28691048153604</text:p>
                <draw:g>
                  <svg:desc>Tareas.D5:Tareas.E5</svg:desc>
                </draw:g>
              </table:table-cell>
              <table:table-cell office:value-type="float" office:value="8.26630744764474">
                <text:p>8.26630744764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Speed up to serial version</text:p>
        </chart:title>
        <chart:plot-area chart:style-name="ch3" table:cell-range-address="Tareas.E2:Tareas.F2 Tareas.E5:Tareas.F5" chart:data-source-has-labels="row" svg:x="0.32cm" svg:y="1.275cm" svg:width="15.36cm" svg:height="7.545cm">
          <chart:coordinate-region svg:x="1.232cm" svg:y="1.475cm" svg:width="14.448cm" svg:height="6.698cm"/>
          <chart:axis chart:dimension="x" chart:name="primary-x" chart:style-name="ch4" chartooo:axis-type="auto">
            <chartooo:date-scale/>
            <chart:categories table:cell-range-address="Tareas.E2:Tareas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E5:Tareas.F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</text:p>
                <draw:g>
                  <svg:desc>Tareas.E2:Tareas.F2</svg:desc>
                </draw:g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8.26630744764474">
                <text:p>8.26630744764474</text:p>
                <draw:g>
                  <svg:desc>Tareas.E5:Tareas.F5</svg:desc>
                </draw:g>
              </table:table-cell>
              <table:table-cell office:value-type="float" office:value="8.68528721808236">
                <text:p>8.685287218082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